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4bb9" officeooo:paragraph-rsid="001c4bb9"/>
    </style:style>
    <style:style style:name="P2" style:family="paragraph" style:parent-style-name="Standard">
      <style:paragraph-properties fo:text-align="start" style:justify-single-word="false"/>
      <style:text-properties officeooo:rsid="001c4bb9" officeooo:paragraph-rsid="001c4bb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bb9" officeooo:paragraph-rsid="001c4bb9"/>
    </style:style>
    <style:style style:name="P4" style:family="paragraph" style:parent-style-name="Standard">
      <style:paragraph-properties fo:text-align="start" style:justify-single-word="false"/>
      <style:text-properties officeooo:rsid="001d42d1" officeooo:paragraph-rsid="001d42d1"/>
    </style:style>
    <style:style style:name="T1" style:family="text">
      <style:text-properties fo:font-size="10.5pt" style:font-size-asian="9.14999961853027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Projet L3</text:p>
      <text:p text:style-name="P1">« IA Piano Mozard »</text:p>
      <text:p text:style-name="P4">Ce projet a été réalisé dans le cadre d’un stage en laboratoire.</text:p>
      <text:p text:style-name="P3"/>
      <text:p text:style-name="P3">Introduction</text:p>
      <text:p text:style-name="P3"/>
      <text:p text:style-name="P3"/>
      <text:p text:style-name="P3">Données</text:p>
      <text:p text:style-name="P3"/>
      <text:p text:style-name="P3"/>
      <text:p text:style-name="P3">RNN </text:p>
      <text:p text:style-name="P3"/>
      <text:p text:style-name="P3">Scripts et méthodes</text:p>
      <text:p text:style-name="P2"><text:tab/>Prerequis : music21, Keras, TensorFlow, python3, numpy, qsynth, .sf2</text:p>
      <text:p text:style-name="P3">Tests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6:08:37.735007642</meta:creation-date>
    <dc:date>2020-05-23T16:27:20.328661110</dc:date>
    <meta:editing-duration>PT8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6" meta:character-count="217" meta:non-whitespace-character-count="187"/>
  </office:meta>
</office:document-meta>
</file>